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1D195091F7939458A6D.png" manifest:media-type="image/png"/>
  <manifest:file-entry manifest:full-path="Pictures/10000201000000FE0000010FC129E62B6ADE886A.png" manifest:media-type="image/png"/>
  <manifest:file-entry manifest:full-path="Pictures/1000020100000100000001005C220424350162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-color="#0d1f63" draw:textarea-horizontal-align="justify" draw:textarea-vertical-align="middle" draw:auto-grow-height="false" fo:min-height="2.65cm" fo:min-width="4.7cm" fo:padding-top="0.165cm" fo:padding-bottom="0.165cm" fo:padding-left="0.29cm" fo:padding-right="0.29cm" draw:shadow="visible"/>
    </style:style>
    <style:style style:name="gr2" style:family="graphic" style:parent-style-name="standard">
      <style:graphic-properties svg:stroke-width="0.081cm" draw:marker-start-width="0.321cm" draw:marker-end-width="0.321cm" draw:fill-color="#0d1f63" draw:textarea-horizontal-align="justify" draw:textarea-vertical-align="middle" draw:auto-grow-height="false" fo:min-height="2.57cm" fo:min-width="4.62cm" fo:padding-top="0.165cm" fo:padding-bottom="0.165cm" fo:padding-left="0.29cm" fo:padding-right="0.29cm" draw:shadow="visib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to_20_sem_20_preenchimento_20_nem_20_linha">
      <style:graphic-properties draw:stroke="solid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0d1f63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5.2cm" svg:height="2.9cm" svg:x="10.6cm" svg:y="3.9cm">
          <text:p text:style-name="P1"><text:span text:style-name="T1">Broker MQTT</text:span></text:p>
          <text:p text:style-name="P1"><text:span text:style-name="T1">(Mosquitt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2cm" svg:height="2.9cm" svg:x="13.1cm" svg:y="10.6cm">
          <text:p text:style-name="P1"><text:span text:style-name="T2">Aplicação IoT</text:span></text:p>
          <text:p text:style-name="P1"><text:span text:style-name="T3">(subscriber)</text:span></text:p>
          <text:p text:style-name="P1"><text:span text:style-name="T3">emissores/&lt;id&gt;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4cm" svg:y1="7cm" svg:x2="15.4cm" svg:y2="10.6cm">
          <text:p/>
        </draw:line>
        <draw:custom-shape draw:style-name="gr2" draw:text-style-name="P2" draw:layer="layout" svg:width="5.2cm" svg:height="2.9cm" svg:x="7.1cm" svg:y="10.6cm">
          <text:p text:style-name="P1"><text:span text:style-name="T1">Aplicação Java</text:span></text:p>
          <text:p text:style-name="P1"><text:span text:style-name="T3">(publisher)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5cm" svg:y1="10.6cm" svg:x2="11.5cm" svg:y2="7cm">
          <text:p/>
        </draw:line>
        <draw:frame draw:style-name="gr4" draw:text-style-name="P4" draw:layer="layout" svg:width="6.387cm" svg:height="2.9cm" svg:x="1.8cm" svg:y="3.8cm">
          <draw:image xlink:href="Pictures/1000020100000400000001D195091F7939458A6D.png" xlink:type="simple" xlink:show="embed" xlink:actuate="onLoad">
            <text:p/>
          </draw:image>
        </draw:frame>
        <draw:frame draw:style-name="gr5" draw:text-style-name="P4" draw:layer="layout" svg:width="4.5cm" svg:height="4.5cm" svg:x="0.5cm" svg:y="10.4cm">
          <draw:image xlink:href="Pictures/1000020100000100000001005C220424350162F7.png" xlink:type="simple" xlink:show="embed" xlink:actuate="onLoad">
            <text:p/>
          </draw:image>
        </draw:frame>
        <draw:line draw:style-name="gr6" draw:text-style-name="P4" draw:layer="layout" svg:x1="7.7cm" svg:y1="10.5cm" svg:x2="7.7cm" svg:y2="6.9cm">
          <text:p/>
        </draw:line>
        <draw:line draw:style-name="gr6" draw:text-style-name="P4" draw:layer="layout" svg:x1="2.8cm" svg:y1="10.5cm" svg:x2="2.8cm" svg:y2="6.9cm">
          <text:p/>
        </draw:line>
        <draw:frame draw:style-name="gr7" draw:text-style-name="P4" draw:layer="layout" svg:width="6.719cm" svg:height="7.169cm" svg:x="18.581cm" svg:y="8.4cm">
          <draw:image xlink:href="Pictures/10000201000000FE0000010FC129E62B6ADE88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5:59:39.177869820</meta:creation-date>
    <dc:date>2018-06-10T17:27:10.586422153</dc:date>
    <meta:editing-duration>PT1H6M38S</meta:editing-duration>
    <meta:editing-cycles>1</meta:editing-cycles>
    <meta:document-statistic meta:object-count="10"/>
    <meta:generator>LibreOffice/6.0.3.2$Linux_X86_64 LibreOffice_project/00m0$Build-2</meta:generator>
  </office:meta>
</office:document-meta>
</file>